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7.1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5.8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0.39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.27cm" svg:x="2.27cm" svg:y="2.27cm">
          <text:p text:style-name="P1">otevřený tex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12.43cm" svg:y="2.27cm">
          <text:p text:style-name="P1">TWEAK klíč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44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08cm" svg:y1="3.54cm" svg:x2="6.08cm" svg:y2="4.81cm">
          <text:p/>
        </draw:line>
        <draw:custom-shape draw:style-name="gr5" draw:text-style-name="P2" draw:layer="layout" svg:width="5.08cm" svg:height="1.27cm" svg:x="8.62cm" svg:y="4.81cm">
          <text:p text:style-name="P1">sektorový klíč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62cm" svg:y1="5.445cm" svg:x2="6.715cm" svg:y2="5.445cm">
          <text:p/>
        </draw:line>
        <draw:line draw:style-name="gr4" draw:text-style-name="P3" draw:layer="layout" svg:x1="15.732cm" svg:y1="3.54cm" svg:x2="13.7cm" svg:y2="5.572cm">
          <text:p/>
        </draw:line>
        <draw:frame draw:style-name="gr6" draw:text-style-name="P4" draw:layer="layout" svg:width="0.502cm" svg:height="1.187cm" svg:x="10.271cm" svg:y="5.572cm">
          <draw:text-box>
            <text:p/>
          </draw:text-box>
        </draw:frame>
        <draw:custom-shape draw:style-name="gr5" draw:text-style-name="P2" draw:layer="layout" svg:width="5.08cm" svg:height="1.27cm" svg:x="3.54cm" svg:y="7.35cm">
          <text:p text:style-name="P1">difuzér A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1.27cm" svg:x="3.54cm" svg:y="9.89cm">
          <text:p text:style-name="P1">difuzér B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08cm" svg:y1="6.08cm" svg:x2="6.08cm" svg:y2="7.35cm">
          <text:p/>
        </draw:line>
        <draw:line draw:style-name="gr4" draw:text-style-name="P3" draw:layer="layout" svg:x1="6.08cm" svg:y1="8.62cm" svg:x2="6.08cm" svg:y2="9.89cm">
          <text:p/>
        </draw:line>
        <draw:custom-shape draw:style-name="gr5" draw:text-style-name="P2" draw:layer="layout" svg:width="5.08cm" svg:height="1.27cm" svg:x="3.54cm" svg:y="12.43cm">
          <text:p text:style-name="P1">AES-CBC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08cm" svg:y1="11.16cm" svg:x2="6.08cm" svg:y2="12.43cm">
          <text:p/>
        </draw:line>
        <draw:custom-shape draw:style-name="gr1" draw:text-style-name="P2" draw:layer="layout" svg:width="7.62cm" svg:height="1.27cm" svg:x="2.27cm" svg:y="14.97cm">
          <text:p text:style-name="P1">šifrovaný tex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08cm" svg:y1="13.7cm" svg:x2="6.08cm" svg:y2="14.97cm">
          <text:p/>
        </draw:line>
        <draw:custom-shape draw:style-name="gr2" draw:text-style-name="P2" draw:layer="layout" svg:width="6.35cm" svg:height="1.27cm" svg:x="12.43cm" svg:y="12.43cm">
          <text:p text:style-name="P1">FVEK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43cm" svg:y1="13.065cm" svg:x2="8.62cm" svg:y2="13.065cm">
          <text:p/>
        </draw:line>
        <draw:line draw:style-name="gr7" draw:text-style-name="P3" draw:layer="layout" svg:x1="6.08cm" svg:y1="6.08cm" svg:x2="6.08cm" svg:y2="4.81cm">
          <text:p/>
        </draw:line>
        <draw:line draw:style-name="gr7" draw:text-style-name="P3" draw:layer="layout" svg:x1="6.715cm" svg:y1="5.445cm" svg:x2="5.445cm" svg:y2="5.4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19:35:01.401588743</meta:creation-date>
    <dc:date>2019-04-21T08:52:06.647666156</dc:date>
    <meta:editing-duration>PT12H26M16S</meta:editing-duration>
    <meta:editing-cycles>3</meta:editing-cycles>
    <meta:generator>LibreOffice/6.1.5.2$Linux_X86_64 LibreOffice_project/10$Build-2</meta:generator>
    <meta:document-statistic meta:object-count="20"/>
  </office:meta>
</office:document-meta>
</file>